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rsid="000e2290" officeooo:paragraph-rsid="000e2290"/>
    </style:style>
    <style:style style:name="P2" style:family="paragraph" style:parent-style-name="Standard">
      <style:paragraph-properties fo:line-height="200%" fo:text-align="center" style:justify-single-word="false"/>
      <style:text-properties style:font-name="Times New Roman" fo:font-weight="bold" officeooo:rsid="000e2290" officeooo:paragraph-rsid="000e2290" style:font-weight-asian="bold" style:font-weight-complex="bold"/>
    </style:style>
    <style:style style:name="P3" style:family="paragraph" style:parent-style-name="Standard">
      <style:paragraph-properties fo:line-height="200%" fo:text-align="start" style:justify-single-word="false"/>
      <style:text-properties style:font-name="Times New Roman" fo:font-weight="bold" officeooo:rsid="000e2290" officeooo:paragraph-rsid="000e2290" style:font-weight-asian="bold" style:font-weight-complex="bold"/>
    </style:style>
    <style:style style:name="P4" style:family="paragraph" style:parent-style-name="Standard">
      <style:paragraph-properties fo:line-height="200%" fo:text-align="start" style:justify-single-word="false"/>
      <style:text-properties style:font-name="Times New Roman" fo:font-weight="normal" officeooo:rsid="0013be8f" officeooo:paragraph-rsid="000e2290" style:font-weight-asian="normal" style:font-weight-complex="normal"/>
    </style:style>
    <style:style style:name="P5" style:family="paragraph" style:parent-style-name="Standard">
      <style:paragraph-properties fo:line-height="200%" fo:text-align="center" style:justify-single-word="false"/>
      <style:text-properties style:font-name="Times New Roman" fo:font-size="12pt" fo:font-weight="normal" officeooo:rsid="000f534c" officeooo:paragraph-rsid="000f534c" style:font-weight-asian="normal" style:font-weight-complex="normal"/>
    </style:style>
    <style:style style:name="P6" style:family="paragraph" style:parent-style-name="Standard">
      <style:paragraph-properties fo:line-height="200%" fo:text-align="start" style:justify-single-word="false"/>
      <style:text-properties style:font-name="Times New Roman" officeooo:paragraph-rsid="000e2290"/>
    </style:style>
    <style:style style:name="P7" style:family="paragraph" style:parent-style-name="Standard">
      <style:paragraph-properties fo:line-height="200%" fo:text-align="start" style:justify-single-word="false"/>
      <style:text-properties fo:color="#000000" loext:opacity="100%" style:font-name="Times New Roman" fo:font-size="12pt" officeooo:rsid="000e2290" officeooo:paragraph-rsid="000f88f8" fo:background-color="#ffffff" style:font-size-asian="12pt"/>
    </style:style>
    <style:style style:name="P8" style:family="paragraph" style:parent-style-name="Standard">
      <style:paragraph-properties fo:line-height="200%" fo:text-align="start" style:justify-single-word="false"/>
      <style:text-properties fo:color="#000000" loext:opacity="100%" style:font-name="Times New Roman" fo:font-size="12pt" fo:font-weight="normal" officeooo:rsid="000e2290" officeooo:paragraph-rsid="000f88f8" fo:background-color="#ffffff" style:font-size-asian="12pt" style:font-weight-asian="normal" style:font-size-complex="12pt" style:font-weight-complex="normal"/>
    </style:style>
    <style:style style:name="P9" style:family="paragraph" style:parent-style-name="Text_20_body">
      <style:paragraph-properties fo:line-height="200%" fo:orphans="0"/>
      <style:text-properties fo:color="#000000" loext:opacity="100%" style:font-name="Times New Roman" fo:font-weight="bold" officeooo:rsid="000e2290" fo:background-color="#ffffff" style:font-weight-asian="bold" style:font-weight-complex="bold"/>
    </style:style>
    <style:style style:name="T1" style:family="text">
      <style:text-properties fo:font-weight="normal" officeooo:rsid="0012a6ae" style:font-weight-asian="normal" style:font-weight-complex="normal"/>
    </style:style>
    <style:style style:name="T2" style:family="text">
      <style:text-properties fo:font-weight="normal" officeooo:rsid="000f88f8" style:font-weight-asian="normal" style:font-weight-complex="normal"/>
    </style:style>
    <style:style style:name="T3" style:family="text">
      <style:text-properties fo:font-weight="normal" officeooo:rsid="0010e3aa" style:font-weight-asian="normal" style:font-weight-complex="normal"/>
    </style:style>
    <style:style style:name="T4" style:family="text">
      <style:text-properties fo:font-weight="normal" officeooo:rsid="00137ee3" style:font-weight-asian="normal" style:font-weight-complex="normal"/>
    </style:style>
    <style:style style:name="T5" style:family="text">
      <style:text-properties fo:font-weight="normal" officeooo:rsid="0013be8f" style:font-weight-asian="normal" style:font-weight-complex="normal"/>
    </style:style>
    <style:style style:name="T6" style:family="text">
      <style:text-properties officeooo:rsid="0015979d"/>
    </style:style>
    <style:style style:name="T7" style:family="text">
      <style:text-properties officeooo:rsid="00164746"/>
    </style:style>
    <style:style style:name="T8" style:family="text">
      <style:text-properties officeooo:rsid="0017ea38"/>
    </style:style>
    <style:style style:name="T9" style:family="text">
      <style:text-properties officeooo:rsid="001938ec"/>
    </style:style>
    <style:style style:name="T10" style:family="text">
      <style:text-properties officeooo:rsid="001a5b30"/>
    </style:style>
    <style:style style:name="T11" style:family="text">
      <style:text-properties fo:font-size="12pt" fo:font-weight="bold" officeooo:rsid="000e2290" style:font-size-asian="12pt" style:font-weight-asian="bold" style:font-size-complex="12pt" style:font-weight-complex="bold"/>
    </style:style>
    <style:style style:name="T12" style:family="text">
      <style:text-properties fo:color="#000000" loext:opacity="100%" fo:font-size="12pt" fo:font-weight="normal" officeooo:rsid="000e2290" fo:background-color="#ffffff" loext:char-shading-value="0" style:font-size-asian="12pt" style:font-weight-asian="normal" style:font-size-complex="12pt" style:font-weight-complex="normal"/>
    </style:style>
    <style:style style:name="T13" style:family="text">
      <style:text-properties fo:color="#000000" loext:opacity="100%" fo:font-size="12pt" fo:font-style="italic" fo:font-weight="normal" officeooo:rsid="000e2290" fo:background-color="#ffffff" loext:char-shading-value="0" style:font-size-asian="12pt" style:font-weight-asian="normal" style:font-size-complex="12pt" style:font-weight-complex="normal"/>
    </style:style>
    <style:style style:name="T14" style:family="text">
      <style:text-properties fo:font-weight="normal" style:font-weight-asian="normal" style:font-size-complex="12pt" style:font-weight-complex="normal"/>
    </style:style>
    <style:style style:name="T15" style:family="text">
      <style:text-properties fo:font-style="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Death Penalty Supply Chain in 2025 America</text:p>
      <text:p text:style-name="P1">Nate Harris</text:p>
      <text:p text:style-name="P1">Department of Criminal Justice, Temple University</text:p>
      <text:p text:style-name="P1">CJ 2501: Introduction To Criminal Law</text:p>
      <text:p text:style-name="P1">Professor Joanne C. Metzger, J.D.</text:p>
      <text:p text:style-name="P1">May 29, 202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2">The Death Penalty Supply Chain in 2025 America</text:p>
      <text:p text:style-name="P3"><text:tab/><text:span text:style-name="T1">T</text:span><text:span text:style-name="T2">he death penalty has become a very costly endeavor in modern America. Lethal injections, which are considered a humane way to enforce the death penalty have become increasingly difficult to obtain. Alongside this difficulty, </text:span><text:span text:style-name="T1">greatly due to many European pharmacies deciding not to manufacture lethal injections(Kitamura Makiko),</text:span><text:span text:style-name="T2"> there is evidence that some of these lethal injection cocktails may be manufactured by disreputable </text:span><text:span text:style-name="T3">organizations </text:span><text:span text:style-name="T1">(Bedard H)</text:span><text:span text:style-name="T3">. </text:span><text:span text:style-name="T1">Regardless of moral implications, if the US were to do more executions by lethal injections it would a logistical nightmare. </text:span><text:span text:style-name="T4">There are other methods used, for example firing squad by choice of Ronnie Gardner of Utah (The Death Penalty Information Center article 2), but that was deliberate choice to avoid injection. This was to go out </text:span><text:span text:style-name="T5">in a flashy way and would not be reasonable in any normal circumstance. If the shots were to not be dead on it would cause a large amount of unjust suffering. It’s not clinical which is the appeal of the lethal injection. </text:span></text:p>
      <text:p text:style-name="P4"><text:tab/>A large amount of the supply chain issues came from the policy of all large democracies other than Japan and the United States have outlawed the death penalty, as well as actively pursuing the abolishment of it across the glob on a moral basis. A quote from the Bloomburg article <text:span text:style-name="T6">summarizes the sentiment, “Not only is capital punishment outlawed across Europe, but European policy is also to work actively for abolition of the death penalty worldwide” (Sarah Ludford). Given how the States are greatly dependent on outside trade this complete rejection of the manufacturing of the drug makes it difficult to obtain as the US does not have the faculties to manufacture it on a large scale. This ban is pretty effective in forcing the abolition of the death penalty.</text:span></text:p>
      <text:p text:style-name="P4"><text:soft-page-break/><text:tab/><text:span text:style-name="T6">This lack of manufacturing infrastructure has led to controversial choices to obtain lethal injections as well as many prisons being run by private organizations could lead to a less strict methodology on administering lethal injection. </text:span><text:span text:style-name="T7">As well as less overhead and regulation. Even in state government there is some evidence of corruption. An example of this corruption comes in the form of the NPR investigation into Rite Away in Texas (Bedard H.). The investigation revealed that the Rite Away pharmacy chain which was supplying pentobarbital, the compound used in lethal injection executions, had citations from the DEA. It was accused of an uncleanly manufacturing environment as well as more serious claims of supplying opiates without </text:span><text:span text:style-name="T8">prescription </text:span><text:span text:style-name="T7"><text:s/></text:span><text:span text:style-name="T8">in a DEA lawsuit from 2022. Texas also carried out more than 20 executions while being supplied lethal injections from this disreputable organization. While it is unknown whether these cocktails were well produced if a lethal injection were to go wrong it could cause horrible distress to the person subjected. If one is not properly sedated, but the other functions of the cocktail work one would be fully conscious while their body slowly shuts down. This is undoubtedly cruel.</text:span></text:p>
      <text:p text:style-name="P4"><text:tab/><text:span text:style-name="T8">The death penalty by lethal injection is not in a great state in America, whether it would be acceptable to do so other factors make it very hard to do it within even the established ethical and legal standards. It is costly and has the potential to do great harm if not properly administered. The States may have no choice but to fall in line with the standard set by other democracies and outlaw the death penalty. Alternatively it would have to rely on more archaic methods and lower the moral standard such to permit firing squads again. </text:span><text:span text:style-name="T9">The impression one gets from looking at the logistical state of the death penalty suggests that it is waning. There is just not global support for it any longer. Ultimately, this may be for the best, the value of a life is much higher now even than when the constitution was established. People live longer and have access to much more maybe there is not </text:span><text:span text:style-name="T10">a </text:span><text:span text:style-name="T9">place for the death penalty in modern America</text:span></text:p>
      <text:p text:style-name="P5"><text:soft-page-break/>References</text:p>
      <text:p text:style-name="P6"><text:span text:style-name="T11"><text:tab/></text:span><text:span text:style-name="T12">Bedard, H. (2024, July 11). </text:span><text:span text:style-name="T13">NPR Investigation Reveals Supplier of Texas Execution Drugs Has Multiple Drug Enforcement Agency Violations; Questions Remain Regarding Drug Acquisition in Other States</text:span><text:span text:style-name="T12">. Death Penalty Information Center. https://deathpenaltyinfo.org/npr-investigation-reveals-supplier-of-texas-execution-drugs-has-multiple-drug-enforcement-agency-violations-questions-remain-regarding-drug-acquisition-in-other-states.</text:span></text:p>
      <text:p text:style-name="P7"><text:span text:style-name="T14"><text:tab/></text:span>Death Penalty Information Center. “Some Medical Supply Manufacturers Ban Use of IV Equipment in Lethal Injection Executions.” <text:span text:style-name="T15">Death Penalty Information Center</text:span>, 15 Sept. 2023, deathpenaltyinfo.org/some-medical-supply-manufacturers-ban-use-of-iv-equipment-in-lethal-injection-executions.</text:p>
      <text:p text:style-name="P7"><text:span text:style-name="T14"><text:tab/></text:span>Kitamura, Makiko, and Adi Narayan. “Europe Pushes to Keep Lethal Injection Drugs from U.S. Prisons.” <text:span text:style-name="T15">Bloomberg.com</text:span>, Bloomberg, 7 Feb. 2013, www.bloomberg.com/news/articles/2013-02-07/europe-pushes-to-keep-lethal-injection-drugs-from-u-dot-s-dot-prisons. Accessed 30 May 2025.</text:p>
      <text:p text:style-name="P7"><text:span text:style-name="T14"><text:tab/></text:span>The Death Penalty Information Center. “Description of Each Execution Method.” <text:span text:style-name="T15">Death Penalty Information Center</text:span>, 2015, deathpenaltyinfo.org/executions/methods-of-execution/description-of-each-method.</text:p>
      <text:p text:style-name="P8"/>
      <text:p text:style-name="P9">‌</text:p>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style:header-style>
      <style:footer-style/>
    </style:page-layout>
  </office:automatic-styles>
  <office:master-styles>
    <style:master-page style:name="Standard" style:page-layout-name="Mpm1">
      <style:header>
        <text:p text:style-name="MP1"><text:page-number text:select-page="current">5</text:page-number></text:p>
        <text:p text:style-name="Header"><text:tab/><text:tab/></text:p>
      </style:header>
      <style:header-left>
        <text:p text:style-name="MP1"><text:bookmark-start text:name="PageNumWizard_HEADER_Default Page Style2"/><text:bookmark-start text:name="PageNumWizard_HEADER_Default Page Style1"/><text:bookmark-start text:name="PageNumWizard_HEADER_Default Page Style2 Copy 1"/><text:page-number text:select-page="current">4</text:page-number><text:bookmark-end text:name="PageNumWizard_HEADER_Default Page Style2"/><text:bookmark-end text:name="PageNumWizard_HEADER_Default Page Style1"/><text:bookmark-end text:name="PageNumWizard_HEADER_Default Page Style2 Copy 1"/></text:p>
        <text:p text:style-name="Header"><text:tab/></text:p>
      </style:head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9T19:12:59.293942048</meta:creation-date>
    <dc:date>2025-05-29T23:17:34.622881298</dc:date>
    <meta:editing-duration>PT14M5S</meta:editing-duration>
    <meta:editing-cycles>3</meta:editing-cycles>
    <meta:generator>LibreOffice/25.2.1.2$Linux_X86_64 LibreOffice_project/520$Build-2</meta:generator>
    <meta:document-statistic meta:table-count="0" meta:image-count="0" meta:object-count="0" meta:page-count="4" meta:paragraph-count="21" meta:word-count="800" meta:character-count="5403" meta:non-whitespace-character-count="4609"/>
  </office:meta>
</office:document-meta>
</file>